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85b9" officeooo:paragraph-rsid="000d85b9"/>
    </style:style>
    <style:style style:name="P2" style:family="paragraph" style:parent-style-name="Standard">
      <style:text-properties officeooo:rsid="000f584b" officeooo:paragraph-rsid="000f584b"/>
    </style:style>
    <style:style style:name="P3" style:family="paragraph" style:parent-style-name="Standard">
      <style:text-properties officeooo:rsid="0010a971" officeooo:paragraph-rsid="0010a971"/>
    </style:style>
    <style:style style:name="P4" style:family="paragraph" style:parent-style-name="Standard">
      <style:text-properties officeooo:rsid="00112577" officeooo:paragraph-rsid="00112577"/>
    </style:style>
    <style:style style:name="P5" style:family="paragraph" style:parent-style-name="Standard">
      <style:text-properties officeooo:rsid="0011d806" officeooo:paragraph-rsid="0011d806"/>
    </style:style>
    <style:style style:name="P6" style:family="paragraph" style:parent-style-name="Standard">
      <style:text-properties officeooo:rsid="0012b0d6" officeooo:paragraph-rsid="0012b0d6"/>
    </style:style>
    <style:style style:name="P7" style:family="paragraph" style:parent-style-name="Standard">
      <style:text-properties officeooo:rsid="0013c7bc" officeooo:paragraph-rsid="0013c7bc"/>
    </style:style>
    <style:style style:name="T1" style:family="text">
      <style:text-properties officeooo:rsid="000ea129"/>
    </style:style>
    <style:style style:name="T2" style:family="text">
      <style:text-properties officeooo:rsid="00104dc9"/>
    </style:style>
    <style:style style:name="T3" style:family="text">
      <style:text-properties officeooo:rsid="0010a971"/>
    </style:style>
    <style:style style:name="T4" style:family="text">
      <style:text-properties officeooo:rsid="0011d806"/>
    </style:style>
    <style:style style:name="T5" style:family="text">
      <style:text-properties officeooo:rsid="0013c7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4.1</text:p>
      <text:p text:style-name="P1">小米投資分析<text:span text:style-name="T1">，資產180B(140+40)，equity 80B, liab 100B (90+10). 例如10B. Return on book 12%. </text:span></text:p>
      <text:p text:style-name="P2">估值10B*10=100B左右。市值250B, PE=25，比較貴<text:span text:style-name="T2">，折增長率6%. </text:span></text:p>
      <text:p text:style-name="P2">小米的弱點<text:span text:style-name="T3">：</text:span></text:p>
      <text:p text:style-name="P3">1. 不在第一梯隊</text:p>
      <text:p text:style-name="P3">2. 沒有品牌溢價<text:span text:style-name="T4">，無定價權</text:span></text:p>
      <text:p text:style-name="P4">3. 手機利潤不超過10%</text:p>
      <text:p text:style-name="P5">4. 在印度以及非洲等非發達地區火爆，在核心國家不火</text:p>
      <text:p text:style-name="P5">5. 三星的經驗教訓，3-5年以後品牌效應輪換消失。</text:p>
      <text:p text:style-name="P6">6. 手機等硬件無moat, 需要投入大量R&amp;D保持競爭力，前景並不明確。</text:p>
      <text:p text:style-name="P6"/>
      <text:p text:style-name="P6">強點<text:span text:style-name="T5">：</text:span></text:p>
      <text:p text:style-name="P7">1. 畢竟是盈利的公司</text:p>
      <text:p text:style-name="P7">2. 口碑較好， 電視較好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1T01:12:00.236024913</meta:creation-date>
    <dc:date>2020-04-01T03:08:35.027209905</dc:date>
    <meta:editing-duration>PT1H56M30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174" meta:character-count="283" meta:non-whitespace-character-count="261"/>
  </office:meta>
</office:document-meta>
</file>